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pitch="variable"/>
    <style:font-face style:name="Georgia" svg:font-family="Georgi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auto"/>
      <style:text-properties style:font-name="Georgia" style:font-name-complex="Georgi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pitch="variable"/>
    <style:font-face style:name="Georgia" svg:font-family="Georgi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21:43:12.465000000</meta:creation-date>
    <dc:creator>Kyle Eggleston</dc:creator>
    <dc:date>2013-08-04T16:54:00</dc:date>
    <meta:editing-cycles>2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3.4.2$Windows_x86 LibreOffice_project/f82d347ccc0be322489bf7da61d7e4ad13fe2ff3</meta:generator>
  </office:meta>
</office:document-meta>
</file>